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c91" officeooo:paragraph-rsid="000ffc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4:55:00.459772444</meta:creation-date>
    <meta:generator>LibreOffice/6.4.6.2$Linux_X86_64 LibreOffice_project/40$Build-2</meta:generator>
    <dc:date>2021-03-23T15:03:15.626473448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